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settings.xml" manifest:media-type="text/xml"/>
  <manifest:file-entry manifest:full-path="Object 9/manifest.rdf" manifest:media-type="application/rdf+xml"/>
  <manifest:file-entry manifest:full-path="Object 9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 fo:font-size="12pt" fo:font-weight="bold" style:font-weight-asian="bold" style:font-weight-complex="bold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ce181e" fo:font-size="12pt"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svg:stroke-width="0.049cm" draw:marker-end="Arrow" draw:marker-end-width="0.176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049cm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width="0.049cm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049cm" svg:stroke-color="#000000" draw:fill="none" draw:fill-color="#ffffff" fo:min-height="0.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3" text:anchor-type="paragraph" svg:x="0.289cm" svg:y="-0.827cm" svg:width="5.773cm" svg:height="4.233cm" draw:z-index="7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t9" text:anchor-type="paragraph" svg:x="11.497cm" svg:y="-1.164cm" svg:width="5.773cm" svg:height="3.704cm" draw:z-index="9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6" text:anchor-type="paragraph" svg:x="19.997cm" svg:y="-0.882cm" svg:width="5.773cm" svg:height="3.704cm" draw:z-index="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line text:anchor-type="paragraph" draw:z-index="13" draw:name="Forme2" draw:style-name="gr2" draw:text-style-name="P1" svg:x1="6.061cm" svg:y1="0.155cm" svg:x2="11.497cm" svg:y2="0.155cm"><text:p/></draw:line><draw:line text:anchor-type="paragraph" draw:z-index="14" draw:name="Forme2" draw:style-name="gr2" draw:text-style-name="P1" svg:x1="17.268cm" svg:y1="0.194cm" svg:x2="19.997cm" svg:y2="0.215cm"><text:p/></draw:line><draw:frame text:anchor-type="paragraph" draw:z-index="34" draw:name="Forme3" draw:style-name="gr5" draw:text-style-name="P4" svg:width="1.004cm" svg:height="0.489cm" svg:x="17.433cm" svg:y="0.448cm"><draw:text-box><text:p><text:span text:style-name="T2">0,N</text:span></text:p></draw:text-box></draw:frame><draw:frame text:anchor-type="paragraph" draw:z-index="36" draw:name="Forme3" draw:style-name="gr5" draw:text-style-name="P4" svg:width="1.004cm" svg:height="0.489cm" svg:x="6.237cm" svg:y="0.377cm"><draw:text-box><text:p><text:span text:style-name="T2">1,N</text:span></text:p></draw:text-box></draw:frame><draw:frame text:anchor-type="paragraph" draw:z-index="35" draw:name="Forme3" draw:style-name="gr5" draw:text-style-name="P4" svg:width="1.004cm" svg:height="0.489cm" svg:x="10.493cm" svg:y="0.282cm"><draw:text-box><text:p><text:span text:style-name="T2">1,N</text:span></text:p></draw:text-box></draw:frame></text:p>
      <text:p text:style-name="Standard"><draw:frame text:anchor-type="paragraph" draw:z-index="33" draw:name="Forme3" draw:style-name="gr5" draw:text-style-name="P4" svg:width="1.004cm" svg:height="0.489cm" svg:x="19.3cm" svg:y="0.016cm"><draw:text-box><text:p><text:span text:style-name="T2">1,1</text:span></text:p></draw:text-box></draw:frame></text:p>
      <text:p text:style-name="Standard"/>
      <text:p text:style-name="Standard"/>
      <text:p text:style-name="Standard"><draw:line text:anchor-type="paragraph" draw:z-index="15" draw:name="Forme2" draw:style-name="gr2" draw:text-style-name="P2" svg:x1="22.873cm" svg:y1="0.386cm" svg:x2="22.848cm" svg:y2="3.392cm"><text:p/></draw:line></text:p>
      <text:p text:style-name="Standard"><draw:line text:anchor-type="paragraph" draw:z-index="10" draw:name="Forme2" draw:style-name="gr2" draw:text-style-name="P1" svg:x1="3.297cm" svg:y1="0.483cm" svg:x2="3.297cm" svg:y2="3.115cm"><text:p/></draw:line><draw:frame text:anchor-type="paragraph" draw:z-index="19" draw:name="Forme3" draw:style-name="gr3" draw:text-style-name="P3" svg:width="1.004cm" svg:height="0.53cm" svg:x="3.602cm" svg:y="0.483cm"><draw:text-box><text:p><text:span text:style-name="T1">0</text:span><text:span text:style-name="T1">,</text:span><text:span text:style-name="T1">N</text:span></text:p></draw:text-box></draw:frame><draw:frame text:anchor-type="paragraph" draw:z-index="32" draw:name="Forme3" draw:style-name="gr5" draw:text-style-name="P4" svg:width="1.004cm" svg:height="0.489cm" svg:x="23.098cm" svg:y="0.101cm"><draw:text-box><text:p><text:span text:style-name="T2">1,N</text:span></text:p></draw:text-box></draw:frame></text:p>
      <text:p text:style-name="Standard"/>
      <text:p text:style-name="Standard"><draw:frame draw:style-name="fr1" draw:name="Objet1" text:anchor-type="paragraph" svg:x="10.425cm" svg:y="0.132cm" svg:width="5.773cm" svg:height="5.2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text:anchor-type="paragraph" draw:z-index="31" draw:name="Forme3" draw:style-name="gr5" draw:text-style-name="P4" svg:width="1.004cm" svg:height="0.489cm" svg:x="23.126cm" svg:y="0.185cm"><draw:text-box><text:p><text:span text:style-name="T2">0,N</text:span></text:p></draw:text-box></draw:frame></text:p>
      <text:p text:style-name="Standard"><draw:frame draw:style-name="fr1" draw:name="Objet7" text:anchor-type="paragraph" svg:x="20.145cm" svg:y="0.471cm" svg:width="5.683cm" svg:height="1.924cm" draw:z-index="5"><draw:object xlink:href="./Object 7" xlink:type="simple" xlink:show="embed" xlink:actuate="onLoad"/><draw:image xlink:href="./ObjectReplacements/Object 7" xlink:type="simple" xlink:show="embed" xlink:actuate="onLoad"/></draw:frame><draw:frame text:anchor-type="paragraph" draw:z-index="20" draw:name="Forme3" draw:style-name="gr3" draw:text-style-name="P3" svg:width="1.004cm" svg:height="0.53cm" svg:x="3.463cm" svg:y="0.152cm"><draw:text-box><text:p><text:span text:style-name="T1">1,1</text:span></text:p></draw:text-box></draw:frame></text:p>
      <text:p text:style-name="Standard"><draw:frame draw:style-name="fr1" draw:name="Objet4" text:anchor-type="paragraph" svg:x="0.286cm" svg:y="0.194cm" svg:width="5.773cm" svg:height="3.177cm" draw:z-index="2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24" draw:name="Forme3" draw:style-name="gr3" draw:text-style-name="P3" svg:width="1.004cm" svg:height="0.53cm" svg:x="9.56cm" svg:y="0.263cm"><draw:text-box><text:p><text:span text:style-name="T1">1,N</text:span></text:p></draw:text-box></draw:frame></text:p>
      <text:p text:style-name="Standard"><draw:line text:anchor-type="paragraph" draw:z-index="17" draw:name="Forme2" draw:style-name="gr2" draw:text-style-name="P1" svg:x1="6.376cm" svg:y1="8.41cm" svg:x2="10.424cm" svg:y2="0.305cm"><text:p/></draw:line><draw:line text:anchor-type="paragraph" draw:z-index="18" draw:name="Forme2" draw:style-name="gr2" draw:text-style-name="P1" svg:x1="16.196cm" svg:y1="0.418cm" svg:x2="20.158cm" svg:y2="0.418cm"><text:p/></draw:line></text:p>
      <text:p text:style-name="Standard"><draw:frame text:anchor-type="paragraph" draw:z-index="27" draw:name="Forme3" draw:style-name="gr3" draw:text-style-name="P3" svg:width="1.004cm" svg:height="0.53cm" svg:x="16.411cm" svg:y="0.21cm"><draw:text-box><text:p><text:span text:style-name="T1">1,N</text:span></text:p></draw:text-box></draw:frame><draw:frame text:anchor-type="paragraph" draw:z-index="28" draw:name="Forme3" draw:style-name="gr3" draw:text-style-name="P3" svg:width="1.004cm" svg:height="0.53cm" svg:x="19.142cm" svg:y="0.071cm"><draw:text-box><text:p><text:span text:style-name="T1">1,N</text:span></text:p></draw:text-box></draw:frame></text:p>
      <text:p text:style-name="Standard"><draw:line text:anchor-type="paragraph" draw:z-index="16" draw:name="Forme2" draw:style-name="gr2" draw:text-style-name="P1" svg:x1="22.848cm" svg:y1="0.446cm" svg:x2="22.904cm" svg:y2="3.732cm"><text:p/></draw:line></text:p>
      <text:p text:style-name="Standard"><draw:frame text:anchor-type="paragraph" draw:z-index="29" draw:name="Forme3" draw:style-name="gr3" draw:text-style-name="P3" svg:width="1.004cm" svg:height="0.53cm" svg:x="23.072cm" svg:y="0.127cm"><draw:text-box><text:p><text:span text:style-name="T1">1,N</text:span></text:p></draw:text-box></draw:frame></text:p>
      <text:p text:style-name="Standard"/>
      <text:p text:style-name="Standard"><draw:line text:anchor-type="paragraph" draw:z-index="11" draw:name="Forme2" draw:style-name="gr2" draw:text-style-name="P1" svg:x1="3.297cm" svg:y1="0.448cm" svg:x2="3.323cm" svg:y2="3.503cm"><text:p/></draw:line></text:p>
      <text:p text:style-name="Standard"><draw:line text:anchor-type="paragraph" draw:z-index="12" draw:name="Forme2" draw:style-name="gr2" draw:text-style-name="P1" svg:x1="13.293cm" svg:y1="0.067cm" svg:x2="13.323cm" svg:y2="2.304cm"><text:p/></draw:line><draw:frame text:anchor-type="paragraph" draw:z-index="21" draw:name="Forme3" draw:style-name="gr3" draw:text-style-name="P3" svg:width="1.004cm" svg:height="0.53cm" svg:x="3.547cm" svg:y="0.115cm"><draw:text-box><text:p><text:span text:style-name="T1">1,N</text:span></text:p></draw:text-box></draw:frame><draw:frame text:anchor-type="paragraph" draw:z-index="25" draw:name="Forme3" draw:style-name="gr4" draw:text-style-name="P4" svg:width="1.004cm" svg:height="0.489cm" svg:x="13.682cm" svg:y="0.282cm"><draw:text-box><text:p><text:span text:style-name="T2">1,N</text:span></text:p></draw:text-box></draw:frame></text:p>
      <text:p text:style-name="Standard"/>
      <text:p text:style-name="Standard"><draw:frame text:anchor-type="paragraph" draw:z-index="30" draw:name="Forme3" draw:style-name="gr3" draw:text-style-name="P3" svg:width="1.004cm" svg:height="0.53cm" svg:x="23.126cm" svg:y="0.228cm"><draw:text-box><text:p><text:span text:style-name="T1">1,N</text:span></text:p></draw:text-box></draw:frame></text:p>
      <text:p text:style-name="Standard"><draw:frame draw:style-name="fr1" draw:name="Objet5" text:anchor-type="paragraph" svg:x="20.11cm" svg:y="0.39cm" svg:width="5.773cm" svg:height="2.117cm" draw:z-index="3"><draw:object xlink:href="./Object 5" xlink:type="simple" xlink:show="embed" xlink:actuate="onLoad"/><draw:image xlink:href="./ObjectReplacements/Object 5" xlink:type="simple" xlink:show="embed" xlink:actuate="onLoad"/></draw:frame><draw:frame text:anchor-type="paragraph" draw:z-index="26" draw:name="Forme3" draw:style-name="gr3" draw:text-style-name="P3" svg:width="1.004cm" svg:height="0.53cm" svg:x="13.626cm" svg:y="0.314cm"><draw:text-box><text:p><text:span text:style-name="T1">0,N</text:span></text:p></draw:text-box></draw:frame></text:p>
      <text:p text:style-name="Standard"><draw:frame draw:style-name="fr1" draw:name="Objet2" text:anchor-type="paragraph" svg:x="10.64cm" svg:y="0.356cm" svg:width="5.773cm" svg:height="4.23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text:anchor-type="paragraph" draw:z-index="22" draw:name="Forme3" draw:style-name="gr3" draw:text-style-name="P3" svg:width="1.004cm" svg:height="0.53cm" svg:x="3.493cm" svg:y="0.053cm"><draw:text-box><text:p><text:span text:style-name="T1">0,N</text:span></text:p></draw:text-box></draw:frame></text:p>
      <text:p text:style-name="Standard"><draw:frame draw:style-name="fr1" draw:name="Objet8" text:anchor-type="paragraph" svg:x="0.714cm" svg:y="0.095cm" svg:width="5.664cm" svg:height="5.611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Standard"/>
      <text:p text:style-name="Standard"/>
      <text:p text:style-name="Standard"><draw:frame text:anchor-type="paragraph" draw:z-index="23" draw:name="Forme3" draw:style-name="gr3" draw:text-style-name="P3" svg:width="1.004cm" svg:height="0.53cm" svg:x="6.553cm" svg:y="0.427cm"><draw:text-box><text:p><text:span text:style-name="T1">1,1</text:span>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09:08:23.350124626</meta:creation-date>
    <dc:date>2019-12-16T12:20:16.717588264</dc:date>
    <meta:editing-duration>PT1H40M33S</meta:editing-duration>
    <meta:editing-cycles>10</meta:editing-cycles>
    <meta:generator>LibreOffice/6.0.7.3$Linux_X86_64 LibreOffice_project/00m0$Build-3</meta:generator>
    <meta:document-statistic meta:table-count="0" meta:image-count="0" meta:object-count="9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row table:style-name="ro1">
          <table:table-cell table:style-name="ce5" office:value-type="string" calcext:value-type="string">
            <text:p>micropousse_id</text:p>
          </table:table-cell>
        </table:table-row>
        <table:table-row table:style-name="ro1">
          <table:table-cell office:value-type="string" calcext:value-type="string">
            <text:p>type_graine</text:p>
          </table:table-cell>
        </table:table-row>
        <table:table-row table:style-name="ro1">
          <table:table-cell office:value-type="string" calcext:value-type="string">
            <text:p>temps_germe</text:p>
          </table:table-cell>
        </table:table-row>
        <table:table-row table:style-name="ro1">
          <table:table-cell office:value-type="string" calcext:value-type="string">
            <text:p>longueur_pousse</text:p>
          </table:table-cell>
        </table:table-row>
        <table:table-row table:style-name="ro1">
          <table:table-cell office:value-type="string" calcext:value-type="string">
            <text:p>saison</text:p>
          </table:table-cell>
        </table:table-row>
        <table:table-row table:style-name="ro1">
          <table:table-cell office:value-type="string" calcext:value-type="string">
            <text:p>temps_cycle</text:p>
          </table:table-cell>
        </table:table-row>
        <table:table-row table:style-name="ro1">
          <table:table-cell office:value-type="string" calcext:value-type="string">
            <text:p>nb_entrée_stock</text:p>
          </table:table-cell>
        </table:table-row>
        <table:table-row table:style-name="ro1">
          <table:table-cell office:value-type="string" calcext:value-type="string">
            <text:p>date_entrée_stock</text:p>
          </table:table-cell>
        </table:table-row>
        <table:table-row table:style-name="ro1">
          <table:table-cell office:value-type="string" calcext:value-type="string">
            <text:p>date_sortie_stock</text:p>
          </table:table-cell>
        </table:table-row>
        <table:table-row table:style-name="ro1">
          <table:table-cell office:value-type="string" calcext:value-type="string">
            <text:p>prix_graine_kg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01:52.0172218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1">
          <table:table-cell/>
        </table:table-row>
        <table:table-row table:style-name="ro2">
          <table:table-cell table:style-name="ce5" office:value-type="string" calcext:value-type="string">
            <text:p>serres_id</text:p>
          </table:table-cell>
        </table:table-row>
        <table:table-row table:style-name="ro2">
          <table:table-cell table:style-name="ce6" office:value-type="string" calcext:value-type="string">
            <text:p>température</text:p>
          </table:table-cell>
        </table:table-row>
        <table:table-row table:style-name="ro2">
          <table:table-cell table:style-name="ce6" office:value-type="string" calcext:value-type="string">
            <text:p>nb_tablettes_max</text:p>
          </table:table-cell>
        </table:table-row>
        <table:table-row table:style-name="ro2">
          <table:table-cell table:style-name="ce6" office:value-type="string" calcext:value-type="string">
            <text:p>type_serres</text:p>
          </table:table-cell>
        </table:table-row>
        <table:table-row table:style-name="ro2">
          <table:table-cell table:style-name="ce6" office:value-type="string" calcext:value-type="string">
            <text:p>taux_humidité</text:p>
          </table:table-cell>
        </table:table-row>
        <table:table-row table:style-name="ro2">
          <table:table-cell table:style-name="ce6" office:value-type="string" calcext:value-type="string">
            <text:p>consommation_elec</text:p>
          </table:table-cell>
        </table:table-row>
        <table:table-row table:style-name="ro2">
          <table:table-cell table:style-name="ce6" office:value-type="string" calcext:value-type="string">
            <text:p>consommation_eau</text:p>
          </table:table-cell>
        </table:table-row>
        <table:table-row table:style-name="ro2">
          <table:table-cell table:style-name="ce6" office:value-type="string" calcext:value-type="string">
            <text:p>nb_personne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13:56.767808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19">
          <table:table-cell/>
        </table:table-row>
        <table:table-row table:style-name="ro2">
          <table:table-cell table:style-name="ce5" office:value-type="string" calcext:value-type="string">
            <text:p>clients_id</text:p>
          </table:table-cell>
        </table:table-row>
        <table:table-row table:style-name="ro2">
          <table:table-cell table:style-name="ce6" office:value-type="string" calcext:value-type="string">
            <text:p>nom</text:p>
          </table:table-cell>
        </table:table-row>
        <table:table-row table:style-name="ro2">
          <table:table-cell table:style-name="ce6" office:value-type="string" calcext:value-type="string">
            <text:p>prénom</text:p>
          </table:table-cell>
        </table:table-row>
        <table:table-row table:style-name="ro2">
          <table:table-cell table:style-name="ce6" office:value-type="string" calcext:value-type="string">
            <text:p>adresse1</text:p>
          </table:table-cell>
        </table:table-row>
        <table:table-row table:style-name="ro2">
          <table:table-cell table:style-name="ce6" office:value-type="string" calcext:value-type="string">
            <text:p>adresse2</text:p>
          </table:table-cell>
        </table:table-row>
        <table:table-row table:style-name="ro2">
          <table:table-cell table:style-name="ce6" office:value-type="string" calcext:value-type="string">
            <text:p>CP</text:p>
          </table:table-cell>
        </table:table-row>
        <table:table-row table:style-name="ro2">
          <table:table-cell table:style-name="ce6" office:value-type="string" calcext:value-type="string">
            <text:p>tel</text:p>
          </table:table-cell>
        </table:table-row>
        <table:table-row table:style-name="ro2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07:12.206276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25">
          <table:table-cell/>
        </table:table-row>
        <table:table-row table:style-name="ro2">
          <table:table-cell table:style-name="ce5" office:value-type="string" calcext:value-type="string">
            <text:p>commandes_cl_id</text:p>
          </table:table-cell>
        </table:table-row>
        <table:table-row table:style-name="ro2">
          <table:table-cell table:style-name="ce6" office:value-type="string" calcext:value-type="string">
            <text:p>numéro</text:p>
          </table:table-cell>
        </table:table-row>
        <table:table-row table:style-name="ro2">
          <table:table-cell table:style-name="ce6" office:value-type="string" calcext:value-type="string">
            <text:p>date_commande</text:p>
          </table:table-cell>
        </table:table-row>
        <table:table-row table:style-name="ro2">
          <table:table-cell table:style-name="ce6" office:value-type="string" calcext:value-type="string">
            <text:p>quantité</text:p>
          </table:table-cell>
        </table:table-row>
        <table:table-row table:style-name="ro2">
          <table:table-cell table:style-name="ce6" office:value-type="string" calcext:value-type="string">
            <text:p>point_livraison</text:p>
          </table:table-cell>
        </table:table-row>
        <table:table-row table:style-name="ro2">
          <table:table-cell table:style-name="ce6" office:value-type="string" calcext:value-type="string">
            <text:p>prix_ht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09:09:53.252700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1">
          <table:table-cell/>
        </table:table-row>
        <table:table-row table:style-name="ro2">
          <table:table-cell table:style-name="ce5" office:value-type="string" calcext:value-type="string">
            <text:p>fournisseur_id</text:p>
          </table:table-cell>
        </table:table-row>
        <table:table-row table:style-name="ro2">
          <table:table-cell table:style-name="ce6" office:value-type="string" calcext:value-type="string">
            <text:p>nom_société</text:p>
          </table:table-cell>
        </table:table-row>
        <table:table-row table:style-name="ro2">
          <table:table-cell table:style-name="ce6" office:value-type="string" calcext:value-type="string">
            <text:p>adresse</text:p>
          </table:table-cell>
        </table:table-row>
        <table:table-row table:style-name="ro2">
          <table:table-cell table:style-name="ce6" office:value-type="string" calcext:value-type="string">
            <text:p>E-mail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1:31:21.9729926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35">
          <table:table-cell/>
        </table:table-row>
        <table:table-row table:style-name="ro2">
          <table:table-cell table:style-name="ce5" office:value-type="string" calcext:value-type="string">
            <text:p>commande_fr_id</text:p>
          </table:table-cell>
        </table:table-row>
        <table:table-row table:style-name="ro2">
          <table:table-cell table:style-name="ce6" office:value-type="string" calcext:value-type="string">
            <text:p>numéro</text:p>
          </table:table-cell>
        </table:table-row>
        <table:table-row table:style-name="ro2">
          <table:table-cell table:style-name="ce6" office:value-type="string" calcext:value-type="string">
            <text:p>date_commande</text:p>
          </table:table-cell>
        </table:table-row>
        <table:table-row table:style-name="ro2">
          <table:table-cell table:style-name="ce6" office:value-type="string" calcext:value-type="string">
            <text:p>date_livraison</text:p>
          </table:table-cell>
        </table:table-row>
        <table:table-row table:style-name="ro2">
          <table:table-cell table:style-name="ce6" office:value-type="string" calcext:value-type="string">
            <text:p>quantité</text:p>
          </table:table-cell>
        </table:table-row>
        <table:table-row table:style-name="ro2">
          <table:table-cell table:style-name="ce6" office:value-type="string" calcext:value-type="string">
            <text:p>prix_ht</text:p>
          </table:table-cell>
        </table:table-row>
        <table:table-row table:style-name="ro2">
          <table:table-cell table:style-name="ce6" office:value-type="string" calcext:value-type="string">
            <text:p>matériel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47:44.148505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2">
          <table:table-cell/>
        </table:table-row>
        <table:table-row table:style-name="ro2">
          <table:table-cell table:style-name="ce5" office:value-type="string" calcext:value-type="string">
            <text:p>fourniture_fr_id</text:p>
          </table:table-cell>
        </table:table-row>
        <table:table-row table:style-name="ro2">
          <table:table-cell table:style-name="ce6" office:value-type="string" calcext:value-type="string">
            <text:p>materiel</text:p>
          </table:table-cell>
        </table:table-row>
        <table:table-row table:style-name="ro2">
          <table:table-cell table:style-name="ce6" office:value-type="string" calcext:value-type="string">
            <text:p>fonction</text:p>
          </table:table-cell>
        </table:table-row>
        <table:table-row table:style-name="ro2">
          <table:table-cell table:style-name="ce6" office:value-type="string" calcext:value-type="string">
            <text:p>terreau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25:30.252241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45">
          <table:table-cell/>
        </table:table-row>
        <table:table-row table:style-name="ro2">
          <table:table-cell table:style-name="ce7" office:value-type="string" calcext:value-type="string">
            <text:p>produit_final_id</text:p>
          </table:table-cell>
        </table:table-row>
        <table:table-row table:style-name="ro2">
          <table:table-cell table:style-name="ce8" office:value-type="string" calcext:value-type="string">
            <text:p>date_limite</text:p>
          </table:table-cell>
        </table:table-row>
        <table:table-row table:style-name="ro2">
          <table:table-cell table:style-name="ce9" office:value-type="string" calcext:value-type="string">
            <text:p>emballage</text:p>
          </table:table-cell>
        </table:table-row>
        <table:table-row table:style-name="ro2">
          <table:table-cell table:style-name="ce9" office:value-type="string" calcext:value-type="string">
            <text:p>code_barre</text:p>
          </table:table-cell>
        </table:table-row>
        <table:table-row table:style-name="ro2">
          <table:table-cell table:style-name="ce9" office:value-type="string" calcext:value-type="string">
            <text:p>poids_net</text:p>
          </table:table-cell>
        </table:table-row>
        <table:table-row table:style-name="ro2">
          <table:table-cell table:style-name="ce9" office:value-type="string" calcext:value-type="string">
            <text:p>date_fabrication</text:p>
          </table:table-cell>
        </table:table-row>
        <table:table-row table:style-name="ro2">
          <table:table-cell table:style-name="ce9" office:value-type="string" calcext:value-type="string">
            <text:p>prix_vente_unité</text:p>
          </table:table-cell>
        </table:table-row>
        <table:table-row table:style-name="ro2">
          <table:table-cell table:style-name="ce9" office:value-type="string" calcext:value-type="string">
            <text:p>prix_kg</text:p>
          </table:table-cell>
        </table:table-row>
        <table:table-row table:style-name="ro2">
          <table:table-cell table:style-name="ce9" office:value-type="string" calcext:value-type="string">
            <text:p>TV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09:46.5403622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 table:number-rows-repeated="56">
          <table:table-cell/>
        </table:table-row>
        <table:table-row table:style-name="ro2">
          <table:table-cell table:style-name="ce5" office:value-type="string" calcext:value-type="string">
            <text:p>entreprise_id</text:p>
          </table:table-cell>
        </table:table-row>
        <table:table-row table:style-name="ro2">
          <table:table-cell table:style-name="ce6" office:value-type="string" calcext:value-type="string">
            <text:p>nom</text:p>
          </table:table-cell>
        </table:table-row>
        <table:table-row table:style-name="ro2">
          <table:table-cell table:style-name="ce6" office:value-type="string" calcext:value-type="string">
            <text:p>ville</text:p>
          </table:table-cell>
        </table:table-row>
        <table:table-row table:style-name="ro2">
          <table:table-cell table:style-name="ce6" office:value-type="string" calcext:value-type="string">
            <text:p>adresse</text:p>
          </table:table-cell>
        </table:table-row>
        <table:table-row table:style-name="ro2">
          <table:table-cell table:style-name="ce6" office:value-type="string" calcext:value-type="string">
            <text:p>CP</text:p>
          </table:table-cell>
        </table:table-row>
        <table:table-row table:style-name="ro2">
          <table:table-cell table:style-name="ce6" office:value-type="string" calcext:value-type="string">
            <text:p>E-mail</text:p>
          </table:table-cell>
        </table:table-row>
        <table:table-row table:style-name="ro2">
          <table:table-cell table:style-name="ce6" office:value-type="string" calcext:value-type="string">
            <text:p>Tel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30:18.054551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